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style:page-number="1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surrmozb4g88"/>ACL</text:p>
      <text:p text:style-name="Heading_20_1"><text:bookmark text:name="_v8v70hrn7rb1"/>Declaración de elementos</text:p>
      <text:p text:style-name="Standard"/>
      <text:p text:style-name="Standard">acl <text:span text:style-name="T1">nombre tipo_acl descripciones</text:span></text:p>
      <text:p text:style-name="P1"/>
      <text:p text:style-name="Standard">acl-&gt;Palabra reservada para empezar una sentencia de declaración de elementos ACL</text:p>
      <text:p text:style-name="Standard">nombre-&gt;Nombre que le daremos al elemento ACL</text:p>
      <text:p text:style-name="Standard">tipo_acl-&gt;Lista completa de tipos:<text:a xlink:type="simple" xlink:href="https://wiki.squid-cache.org/SquidFaq/SquidAcl" text:style-name="ListLabel_20_1" text:visited-style-name="ListLabel_20_1"><text:span text:style-name="T2">https://wiki.squid-cache.org/SquidFaq/SquidAcl</text:span></text:a></text:p>
      <text:p text:style-name="Standard">descripciones-&gt;Dependen del tipo_acl.</text:p>
      <text:p text:style-name="Standard"><text:tab/>En descripciones también se puede indicar un archivo.</text:p>
      <text:p text:style-name="Standard"/>
      <text:p text:style-name="Standard"><text:span text:style-name="T3">Ejemplo 1:</text:span></text:p>
      <text:p text:style-name="Standard"/>
      <text:p text:style-name="Standard">acl ROJO src 192.168.121.0/24</text:p>
      <text:p text:style-name="Standard">acl ROJO src “/etc/squid/acl/aclrojo.acl”</text:p>
      <text:p text:style-name="Standard"/>
      <text:p text:style-name="Standard">Contenido de /etc/squid/acl/aclrojo.acl:</text:p>
      <text:p text:style-name="Standard"/>
      <text:p text:style-name="Standard"><draw:rect text:anchor-type="as-char" style:rel-width="100%" draw:z-index="0" draw:style-name="gr1" draw:text-style-name="P6" svg:width="0.0012in" svg:height="0.0213in"><text:p/></draw:rect></text:p>
      <text:p text:style-name="Standard">192.168.121.0/24</text:p>
      <text:p text:style-name="Standard"><text:soft-page-break/><draw:rect text:anchor-type="as-char" style:rel-width="100%" draw:z-index="1" draw:style-name="gr1" draw:text-style-name="P6" svg:width="0.0012in" svg:height="0.0213in"><text:p/></draw:rect></text:p>
      <text:p text:style-name="Standard"/>
      <text:p text:style-name="Standard"/>
      <text:p text:style-name="Standard">Al declarar las descripciones se puede indicar más de una. Estas se interpretan de izquierda a derecha como una OR, y se detendrá la lectura en cuanto se llegue a un elemento coincidente.</text:p>
      <text:p text:style-name="Standard"/>
      <text:p text:style-name="Standard"><text:span text:style-name="T3">Ejemplo 2:</text:span></text:p>
      <text:p text:style-name="Standard"><text:s/></text:p>
      <text:p text:style-name="Standard">acl AZUL src 192.168.121.200 192.168.1.25</text:p>
      <text:p text:style-name="Standard"/>
      <text:p text:style-name="Heading_20_1"><text:bookmark text:name="_bl91b3ywo1n"/>Normas ACL</text:p>
      <text:p text:style-name="Standard"/>
      <text:p text:style-name="Standard">Con el paso anterior solo se definen los elementos, no se permite o deniega el acceso.</text:p>
      <text:p text:style-name="Standard">Para ello hay que hacerlo específicamente:</text:p>
      <text:p text:style-name="Standard"/>
      <text:p text:style-name="Standard">http_access deny|allow <text:span text:style-name="T1">norma</text:span></text:p>
      <text:p text:style-name="Standard"><text:s/></text:p>
      <text:p text:style-name="Standard">http_access-&gt;Palabra reservada para iniciar una sentencia ACL.</text:p>
      <text:p text:style-name="Standard">deny|allow-&gt; deny para denegar el acceso, allow para permitirlo</text:p>
      <text:p text:style-name="Standard">norma-&gt;Elemento ACL declarado anteriormente.</text:p>
      <text:p text:style-name="Standard"/>
      <text:p text:style-name="Standard"><text:span text:style-name="T3">Ejemplo 3:</text:span></text:p>
      <text:p text:style-name="P2"><text:soft-page-break/></text:p>
      <text:p text:style-name="Standard">http_access allow AZUL</text:p>
      <text:p text:style-name="Standard"/>
      <text:p text:style-name="Standard">Con este ejemplo, conseguimos permitir las IPs 192.168.121.200 y 192.168.1.25</text:p>
      <text:p text:style-name="Standard"/>
      <text:p text:style-name="Standard">Como se ha indicado, al declarar los elementos se aplica una OR, por tanto a cualquiera de las dos IPs indicadas le afectará la norma indicada. En este caso, se permitirá (allow) tanto a 192.168.121.200 y 192.168.1.25.</text:p>
      <text:p text:style-name="Standard"/>
      <text:p text:style-name="Standard">Sin embargo, en las normas(que no en las declaraciones de elementos) se aplica una AND.</text:p>
      <text:p text:style-name="Standard">Por tanto, si se hiciera:</text:p>
      <text:p text:style-name="Standard">acl ROJO src 192.168.121.200</text:p>
      <text:p text:style-name="Standard">acl AZUL src 192.168.121.50</text:p>
      <text:p text:style-name="Standard">http_acces allow ROJO AZUL</text:p>
      <text:p text:style-name="Standard"/>
      <text:p text:style-name="Standard">Lo que se estaría indicando es que se permiten a las IPs que sean 192.168.121.200 y que sean 192.168.121.50 (¡las dos a la vez!) Esto no es posible, por tanto no se permitiría ninguna.</text:p>
      <text:p text:style-name="Standard"/>
      <text:p text:style-name="Standard">Por último, todas las listas ACL deben mantener una estructura coherente.</text:p>
      <text:p text:style-name="Standard">Para ello, lo mejor es o bien ir permitiendo elementos individuales(una lista de allows) y acaba con un deny all. O bien al revés(ir denegando elementos, lista de denys y acabar con un allow all).</text:p>
      <text:p text:style-name="Standard"/>
      <text:p text:style-name="Standard"><text:span text:style-name="T3">Ejemplo 4:</text:span></text:p>
      <text:p text:style-name="Standard">acl ROJO src 192.168.121.200</text:p>
      <text:p text:style-name="Standard">acl AZUL src 192.168.121.50</text:p>
      <text:p text:style-name="Standard"><text:soft-page-break/>acl VERDE src 192.168.121.20</text:p>
      <text:p text:style-name="Standard"/>
      <text:p text:style-name="Standard">Si queremos en este ejemplo denegar el acceso a 192.168.121.200 pero permitirlo a 192.168.121.50 y 192.168.121.20 tenemos varias opciones:</text:p>
      <text:p text:style-name="Standard"/>
      <text:p text:style-name="Standard">Opción A)<text:tab/><text:tab/><text:tab/><text:tab/>&lt;- Horrible, no acaba como debería</text:p>
      <text:p text:style-name="Standard">http_access deny ROJO</text:p>
      <text:p text:style-name="Standard">http_access allow AZUl</text:p>
      <text:p text:style-name="Standard">http_access allow VERDE</text:p>
      <text:p text:style-name="P3"/>
      <text:p text:style-name="Standard">Opción B)<text:tab/><text:tab/><text:tab/><text:tab/></text:p>
      <text:p text:style-name="Standard">http_access deny ROJO</text:p>
      <text:p text:style-name="Standard">http_access allow all</text:p>
      <text:p text:style-name="Standard"/>
      <text:p text:style-name="Standard">Opción C)</text:p>
      <text:p text:style-name="Standard">http_access allow AZUL</text:p>
      <text:p text:style-name="Standard">http_access allow VERDE</text:p>
      <text:p text:style-name="Standard">http_access deny all</text:p>
      <text:p text:style-name="Standard"/>
      <text:p text:style-name="Standard">El orden importa, una vez se “cumpla” una sentencia, no se sigue leyendo la lista de ACLs, recordemos que el orden es de arriba a abajo.</text:p>
      <text:p text:style-name="Standard">Por tanto, si queremos que la IP 192.168.121.200 acceda solo a 192.168.121.50 y a nada más, pero sin prohibir el paso al resto de elementos:</text:p>
      <text:p text:style-name="Standard"/>
      <text:p text:style-name="Standard"><text:soft-page-break/>acl IP_MALA_ORG src 192.168.121.200</text:p>
      <text:p text:style-name="Standard">acl IP_MALA_DEST dest 192.168.121.50</text:p>
      <text:p text:style-name="Standard">http_access allow IP_MALA_ORG IP_MALA_DEST</text:p>
      <text:p text:style-name="Standard">http_access deny IP_MALA_ORG</text:p>
      <text:p text:style-name="Standard"/>
      <text:p text:style-name="Standard">Pero si cambiaramos el orden, estariamos negando el acceso SIEMPRE a 192.168.121.200, ya que no llegaría a leer la línea de abajo que le permite el acceso.</text:p>
      <text:p text:style-name="Standard">Por eso también es buena idea mantener una estructura de o todo denys o todo allows, para reducir conflictos de este estilo.</text:p>
      <text:p text:style-name="Standard"/>
      <text:p text:style-name="Standard">acl IP_MALA_ORG src 192.168.121.200</text:p>
      <text:p text:style-name="Standard">acl IP_MALA_DEST dest 192.168.121.50</text:p>
      <text:p text:style-name="Standard">http_access deny IP_MALA_ORG</text:p>
      <text:p text:style-name="Standard">http_access allow IP_MALA_ORG IP_MALA_DES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Ejercicios:</text:span></text:p>
      <text:p text:style-name="Standard"><text:soft-page-break/></text:p>
      <text:p text:style-name="P4">1)Establece normas ACL que solo permitan el paso a la IP 192.168.20.50</text:p>
      <text:p text:style-name="P4">2)Establece normas ACL que solo permitan el paso a la red 192.168.30.0/24</text:p>
      <text:p text:style-name="P4">3)Establece normas ACL que solo permitan el acceso a la MAC de un cliente que hagas.</text:p>
      <text:p text:style-name="P4">4)Establece normas ACL que solo permitan el acceso a la MAC de ese mismo cliente, si tiene la IP que te pertenece(según tu número)</text:p>
      <text:p text:style-name="P4">5)Establece normas ACL que solo permitan el acceso a 2 IPS de la red 192.168.121.0/24. La IP 200 y la 254.</text:p>
      <text:p text:style-name="P4">6) Establece normas ACL que solo impidan el acceso a la IP 192.168.121.3. </text:p>
      <text:p text:style-name="P4">7) Establece normas ACL que impidan el acceso a dominios .org</text:p>
      <text:p text:style-name="P4">8) Establece normas ACL que impidan a una IP cliente(tu número) el acceso a los dominios .org, deben permitir el acceso al resto de dominios, y el resto de IPs de esa red también deben poder acceder a los dominios.com</text:p>
      <text:p text:style-name="P4">9) A las normas anteriores, añade que el resto de IPs no puedan acceder a dominios que contengan la palabra “drugs”. La IP cliente deberá poder acceder.</text:p>
      <text:p text:style-name="P4">10) A las normas anteriores, define un archivo donde estarán las palabras clave que impediremos, y a parte de “drugs” añadiremos “drink”</text:p>
      <text:p text:style-name="P4">11) Por último, a las normas anteriores, añadiremos que solo se pueda acceder a páginas con la palabra “porn” los viernes de 23:00 a 23:59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79" meta:word-count="729" meta:character-count="4604" meta:non-whitespace-character-count="3939"/>
    <meta:generator>LibreOfficeDev/6.0.5.2$Linux_X86_64 LibreOffice_project/</meta:generator>
  </office:meta>
</office:document-meta>
</file>